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pt"/>
    </style:style>
    <style:style style:name="co2" style:family="table-column">
      <style:table-column-properties fo:break-before="auto" style:column-width="88.55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orcp_5f_alpha9999_5f_47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orcp_alpha9999_472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k_ewma_lower</text:p>
          </table:table-cell>
          <table:table-cell office:value-type="string" calcext:value-type="string">
            <text:p>ack_ewma_upper</text:p>
          </table:table-cell>
          <table:table-cell office:value-type="string" calcext:value-type="string">
            <text:p>send_ewma_lower</text:p>
          </table:table-cell>
          <table:table-cell office:value-type="string" calcext:value-type="string">
            <text:p>send_ewma_upper</text:p>
          </table:table-cell>
          <table:table-cell office:value-type="string" calcext:value-type="string">
            <text:p>rtt_ratio100_lower</text:p>
          </table:table-cell>
          <table:table-cell office:value-type="string" calcext:value-type="string">
            <text:p>rtt_ratio100_higher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k_ewma_avg</text:p>
          </table:table-cell>
          <table:table-cell office:value-type="string" calcext:value-type="string">
            <text:p>send_ewma_avg</text:p>
          </table:table-cell>
          <table:table-cell office:value-type="string" calcext:value-type="string">
            <text:p>rtt_ratio100_avg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001" calcext:value-type="float">
            <text:p>41001</text:p>
          </table:table-cell>
          <table:table-cell office:value-type="float" office:value="41104" calcext:value-type="float">
            <text:p>41104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office:value-type="float" office:value="324" calcext:value-type="float">
            <text:p>324</text:p>
          </table:table-cell>
          <table:table-cell office:value-type="float" office:value="39616" calcext:value-type="float">
            <text:p>39616</text:p>
          </table:table-cell>
          <table:table-cell office:value-type="float" office:value="42875" calcext:value-type="float">
            <text:p>42875</text:p>
          </table:table-cell>
          <table:table-cell office:value-type="float" office:value="327" calcext:value-type="float">
            <text:p>327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427" calcext:value-type="float">
            <text:p>48427</text:p>
          </table:table-cell>
          <table:table-cell office:value-type="float" office:value="0" calcext:value-type="float">
            <text:p>0</text:p>
          </table:table-cell>
          <table:table-cell office:value-type="float" office:value="41104" calcext:value-type="float">
            <text:p>41104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office:value-type="float" office:value="231" calcext:value-type="float">
            <text:p>231</text:p>
          </table:table-cell>
          <table:table-cell office:value-type="float" office:value="42093" calcext:value-type="float">
            <text:p>42093</text:p>
          </table:table-cell>
          <table:table-cell office:value-type="float" office:value="40112" calcext:value-type="float">
            <text:p>40112</text:p>
          </table:table-cell>
          <table:table-cell office:value-type="float" office:value="308" calcext:value-type="float">
            <text:p>308</text:p>
          </table:table-cell>
          <table:table-cell table:number-columns-repeated="1011"/>
        </table:table-row>
        <table:table-row table:style-name="ro2">
          <table:table-cell office:value-type="float" office:value="41001" calcext:value-type="float">
            <text:p>41001</text:p>
          </table:table-cell>
          <table:table-cell office:value-type="float" office:value="48427" calcext:value-type="float">
            <text:p>48427</text:p>
          </table:table-cell>
          <table:table-cell office:value-type="float" office:value="41104" calcext:value-type="float">
            <text:p>41104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176" calcext:value-type="float">
            <text:p>-176</text:p>
          </table:table-cell>
          <table:table-cell office:value-type="float" office:value="32840" calcext:value-type="float">
            <text:p>32840</text:p>
          </table:table-cell>
          <table:table-cell office:value-type="float" office:value="3011" calcext:value-type="float">
            <text:p>3011</text:p>
          </table:table-cell>
          <table:table-cell office:value-type="float" office:value="44864" calcext:value-type="float">
            <text:p>44864</text:p>
          </table:table-cell>
          <table:table-cell office:value-type="float" office:value="44967" calcext:value-type="float">
            <text:p>44967</text:p>
          </table:table-cell>
          <table:table-cell office:value-type="float" office:value="318" calcext:value-type="float">
            <text:p>318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27" calcext:value-type="float">
            <text:p>48427</text:p>
          </table:table-cell>
          <table:table-cell office:value-type="float" office:value="48551" calcext:value-type="float">
            <text:p>48551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office:value-type="float" office:value="697" calcext:value-type="float">
            <text:p>697</text:p>
          </table:table-cell>
          <table:table-cell office:value-type="float" office:value="46398" calcext:value-type="float">
            <text:p>46398</text:p>
          </table:table-cell>
          <table:table-cell office:value-type="float" office:value="50612" calcext:value-type="float">
            <text:p>50612</text:p>
          </table:table-cell>
          <table:table-cell office:value-type="float" office:value="266" calcext:value-type="float">
            <text:p>266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427" calcext:value-type="float">
            <text:p>48427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45" calcext:value-type="float">
            <text:p>445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office:value-type="float" office:value="221" calcext:value-type="float">
            <text:p>221</text:p>
          </table:table-cell>
          <table:table-cell office:value-type="float" office:value="45984" calcext:value-type="float">
            <text:p>45984</text:p>
          </table:table-cell>
          <table:table-cell office:value-type="float" office:value="52309" calcext:value-type="float">
            <text:p>52309</text:p>
          </table:table-cell>
          <table:table-cell office:value-type="float" office:value="703" calcext:value-type="float">
            <text:p>703</text:p>
          </table:table-cell>
          <table:table-cell table:number-columns-repeated="1011"/>
        </table:table-row>
        <table:table-row table:style-name="ro2">
          <table:table-cell office:value-type="float" office:value="48427" calcext:value-type="float">
            <text:p>48427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48551" calcext:value-type="float">
            <text:p>48551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office:value-type="float" office:value="143" calcext:value-type="float">
            <text:p>143</text:p>
          </table:table-cell>
          <table:table-cell office:value-type="float" office:value="49957" calcext:value-type="float">
            <text:p>49957</text:p>
          </table:table-cell>
          <table:table-cell office:value-type="float" office:value="47146" calcext:value-type="float">
            <text:p>47146</text:p>
          </table:table-cell>
          <table:table-cell office:value-type="float" office:value="774" calcext:value-type="float">
            <text:p>774</text:p>
          </table:table-cell>
          <table:table-cell table:number-columns-repeated="1011"/>
        </table:table-row>
        <table:table-row table:style-name="ro1">
          <table:table-cell office:value-type="float" office:value="48427" calcext:value-type="float">
            <text:p>48427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8551" calcext:value-type="float">
            <text:p>48551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40396" calcext:value-type="float">
            <text:p>40396</text:p>
          </table:table-cell>
          <table:table-cell office:value-type="float" office:value="7426" calcext:value-type="float">
            <text:p>7426</text:p>
          </table:table-cell>
          <table:table-cell office:value-type="float" office:value="60457" calcext:value-type="float">
            <text:p>60457</text:p>
          </table:table-cell>
          <table:table-cell office:value-type="float" office:value="60714" calcext:value-type="float">
            <text:p>60714</text:p>
          </table:table-cell>
          <table:table-cell office:value-type="float" office:value="256" calcext:value-type="float">
            <text:p>256</text:p>
          </table:table-cell>
          <table:table-cell table:number-columns-repeated="1011"/>
        </table:table-row>
        <table:table-row table:style-name="ro1">
          <table:table-cell office:value-type="float" office:value="48427" calcext:value-type="float">
            <text:p>48427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8551" calcext:value-type="float">
            <text:p>48551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45" calcext:value-type="float">
            <text:p>445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33980" calcext:value-type="float">
            <text:p>33980</text:p>
          </table:table-cell>
          <table:table-cell office:value-type="float" office:value="2226" calcext:value-type="float">
            <text:p>2226</text:p>
          </table:table-cell>
          <table:table-cell office:value-type="float" office:value="60599" calcext:value-type="float">
            <text:p>60599</text:p>
          </table:table-cell>
          <table:table-cell office:value-type="float" office:value="61187" calcext:value-type="float">
            <text:p>61187</text:p>
          </table:table-cell>
          <table:table-cell office:value-type="float" office:value="737" calcext:value-type="float">
            <text:p>73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eparation point 1: (41001, 41104, 237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paration point 2: (48427, 41104, 237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rcp_5f_alpha9999_5f_472" style:display-name="PageStyle_iorcp_alpha9999_47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Yan Li</dc:creator>
    <meta:creation-date>2016-09-06T23:08:31</meta:creation-date>
    <dc:date>2016-09-06T16:33:46.875023000</dc:date>
    <meta:generator>LibreOffice/5.2.0.4$MacOSX_X86_64 LibreOffice_project/066b007f5ebcc236395c7d282ba488bca6720265</meta:generator>
    <meta:editing-duration>PT14M14S</meta:editing-duration>
    <meta:editing-cycles>2</meta:editing-cycles>
    <meta:document-statistic meta:table-count="1" meta:cell-count="12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